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2" svg:font-family="'Noto Sans Mono CJK JP'" style:font-adornments="Regular" style:font-family-generic="roman" style:font-pitch="variable"/>
    <style:font-face style:name="Noto Sans Mono CJK JP Regular1" svg:font-family="'Noto Sans Mono CJK JP Regular'" style:font-family-generic="roman" style:font-pitch="variable"/>
    <style:font-face style:name="Noto Sans Mono CJK JP Regular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3" svg:font-family="'Noto Sans Mono CJK JP'" style:font-adornments="Regular" style:font-family-generic="swiss" style:font-pitch="variable"/>
    <style:font-face style:name="Noto Sans Mono CJK JP Regular3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5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31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1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3.38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93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02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ea7500" draw:textarea-vertical-align="middle"/>
    </style:style>
    <style:style style:name="gr19" style:family="graphic" style:parent-style-name="standard">
      <style:graphic-properties svg:stroke-color="#2a6099" draw:textarea-vertical-align="middle"/>
    </style:style>
    <style:style style:name="gr20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ea7500" draw:marker-end="Arrow" draw:marker-end-width="0.3cm" draw:fill="none" draw:textarea-vertical-align="middle"/>
    </style:style>
    <style:style style:name="gr22" style:family="graphic" style:parent-style-name="standard">
      <style:graphic-properties draw:fill-color="#ea75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2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7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8" style:family="graphic" style:parent-style-name="objectwithoutfill">
      <style:graphic-properties draw:marker-end="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1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6.4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7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0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style:font-name="Noto Sans Mono CJK JP Regular3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 style:writing-mode="lr-tb"/>
      <style:text-properties fo:color="#ea7500"/>
    </style:style>
    <style:style style:name="P10" style:family="paragraph">
      <style:paragraph-properties fo:text-align="center" style:writing-mode="lr-tb"/>
      <style:text-properties fo:color="#2a6099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-color="#ea750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Noto Sans Mono CJK JP Regular3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Sans Mono CJK JP Regular2" fo:font-size="9pt" fo:font-style="normal" fo:text-shadow="none" style:text-underline-style="none" fo:font-weight="normal" style:letter-kerning="true" fo:background-color="transparent" style:font-name-asian="Noto Sans Mono CJK JP Regular2" style:font-size-asian="9pt" style:language-asian="ja" style:country-asian="JP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ea7500"/>
    </style:style>
    <style:style style:name="T7" style:family="text">
      <style:text-properties fo:color="#2a6099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1" draw:id="id31" draw:layer="layout" svg:width="0.508cm" svg:height="0.381cm" svg:x="13.7cm" svg:y="1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508cm" svg:height="0.381cm" svg:x="14.716cm" svg:y="15.6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06cm" svg:height="0.878cm" svg:x="2.324cm" svg:y="2.397cm">
          <draw:text-box>
            <text:p><text:span text:style-name="T1">Oscillator</text:span><text:span text:style-name="T2"> (Osc1 and Osc2)</text:span></text:p>
          </draw:text-box>
        </draw:frame>
        <draw:custom-shape draw:style-name="gr3" draw:text-style-name="P1" xml:id="id3" draw:id="id3" draw:layer="layout" svg:width="0.762cm" svg:height="0.762cm" draw:transform="rotate (-1.5707963267949) translate (12.436cm 3.7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111cm" svg:height="0.721cm" svg:x="10.785cm" svg:y="4.597cm">
          <draw:text-box>
            <text:p><text:span text:style-name="T3">- Osc.Gain</text:span></text:p>
          </draw:text-box>
        </draw:frame>
        <draw:custom-shape draw:style-name="gr5" draw:text-style-name="P4" xml:id="id2" draw:id="id2" draw:layer="layout" svg:width="2.54cm" svg:height="1.27cm" svg:x="7.356cm" svg:y="3.54cm">
          <text:p text:style-name="P4"><text:span text:style-name="T4">Slave Os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2.54cm" svg:height="1.27cm" svg:x="3.546cm" svg:y="3.54cm">
          <text:p text:style-name="P4"><text:span text:style-name="T4">Master Os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6.086cm" svg:y1="4.175cm" svg:x2="7.356cm" svg:y2="4.175cm" draw:start-shape="id1" draw:start-glue-point="1" draw:end-shape="id2" draw:end-glue-point="3" svg:d="M6086 4175h1270" svg:viewBox="0 0 1271 1">
          <text:p/>
        </draw:connector>
        <draw:connector draw:style-name="gr7" draw:text-style-name="P1" draw:layer="layout" svg:x1="9.896cm" svg:y1="4.175cm" svg:x2="11.674cm" svg:y2="4.175cm" draw:start-shape="id2" draw:start-glue-point="1" draw:end-shape="id3" draw:end-glue-point="7" svg:d="M9896 4175h1778" svg:viewBox="0 0 1779 1">
          <text:p/>
        </draw:connector>
        <draw:line draw:style-name="gr6" draw:text-style-name="P5" draw:layer="layout" svg:x1="12.436cm" svg:y1="4.175cm" svg:x2="14.341cm" svg:y2="4.175cm">
          <text:p/>
        </draw:line>
        <draw:frame draw:style-name="gr8" draw:text-style-name="P6" draw:layer="layout" svg:width="1.772cm" svg:height="0.878cm" svg:x="14.341cm" svg:y="3.678cm">
          <draw:text-box>
            <text:p>Output</text:p>
          </draw:text-box>
        </draw:frame>
        <draw:frame draw:style-name="gr9" draw:text-style-name="P3" draw:layer="layout" svg:width="3.719cm" svg:height="1.318cm" svg:x="2.911cm" svg:y="4.81cm">
          <draw:text-box>
            <text:p><text:span text:style-name="T3">- Sync (Ratio)</text:span></text:p>
            <text:p><text:span text:style-name="T5">- Sync (</text:span><text:span text:style-name="T3">Fixed-Slave)</text:span></text:p>
          </draw:text-box>
        </draw:frame>
        <draw:frame draw:style-name="gr10" draw:text-style-name="P7" draw:layer="layout" svg:width="0.502cm" svg:height="1.237cm" svg:x="7.483cm" svg:y="5.191cm">
          <draw:text-box>
            <text:p/>
          </draw:text-box>
        </draw:frame>
        <draw:frame draw:style-name="gr11" draw:text-style-name="P3" draw:layer="layout" svg:width="3.88cm" svg:height="2.131cm" svg:x="7.032cm" svg:y="4.81cm">
          <draw:text-box>
            <text:p><text:span text:style-name="T3">- Semi, Cent</text:span></text:p>
            <text:p><text:span text:style-name="T3">- Sync (Fixed-Master)</text:span></text:p>
            <text:p><text:span text:style-name="T3">- Phase, Lock, Invert</text:span></text:p>
            <text:p><text:span text:style-name="T3">- OscType</text:span></text:p>
          </draw:text-box>
        </draw:frame>
        <draw:custom-shape draw:style-name="gr12" draw:text-style-name="P8" xml:id="id5" draw:id="id5" draw:layer="layout" svg:width="0.254cm" svg:height="0.254cm" svg:x="18.65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7" draw:id="id7" draw:layer="layout" svg:width="0.254cm" svg:height="0.254cm" svg:x="19.923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6.24cm" svg:y1="16.24cm" svg:x2="18.653cm" svg:y2="16.24cm" draw:start-shape="id4" draw:start-glue-point="1" draw:end-shape="id5" draw:end-glue-point="6" svg:d="M16240 16240h2413" svg:viewBox="0 0 2414 1">
          <text:p/>
        </draw:connector>
        <draw:connector draw:style-name="gr7" draw:text-style-name="P1" draw:layer="layout" svg:x1="16.24cm" svg:y1="23.225cm" svg:x2="19.923cm" svg:y2="23.225cm" draw:start-shape="id6" draw:start-glue-point="1" draw:end-shape="id7" draw:end-glue-point="6" svg:d="M16240 23225h3683" svg:viewBox="0 0 3684 1">
          <text:p/>
        </draw:connector>
        <draw:connector draw:style-name="gr6" draw:text-style-name="P5" draw:layer="layout" svg:x1="14.97cm" svg:y1="14.081cm" svg:x2="14.97cm" svg:y2="15.605cm" draw:start-shape="id8" draw:start-glue-point="2" draw:end-shape="id9" draw:end-glue-point="0" svg:d="M14970 14081v1524" svg:viewBox="0 0 1 1525">
          <text:p/>
        </draw:connector>
        <draw:connector draw:style-name="gr6" draw:text-style-name="P5" draw:layer="layout" svg:x1="16.24cm" svg:y1="20.05cm" svg:x2="14.335cm" svg:y2="20.05cm" draw:start-shape="id10" draw:start-glue-point="4" draw:end-shape="id11" draw:end-glue-point="1" svg:d="M16240 20050h-1905" svg:viewBox="0 0 1906 1">
          <text:p/>
        </draw:connector>
        <draw:custom-shape draw:style-name="gr3" draw:text-style-name="P1" xml:id="id12" draw:id="id12" draw:layer="layout" svg:width="0.762cm" svg:height="0.762cm" draw:transform="rotate (1.5707963267949) translate (16.261cm 14.0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8.78cm" svg:y1="16.113cm" svg:x2="17.023cm" svg:y2="13.7cm" draw:start-shape="id5" draw:start-glue-point="4" draw:end-shape="id12" draw:end-glue-point="7" svg:d="M18780 16113v-2413h-1757" svg:viewBox="0 0 1758 2414">
          <text:p/>
        </draw:connector>
        <draw:custom-shape draw:style-name="gr3" draw:text-style-name="P1" xml:id="id13" draw:id="id13" draw:layer="layout" svg:width="0.762cm" svg:height="0.762cm" draw:transform="rotate (1.5707963267949) translate (16.261cm 12.8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20.05cm" svg:y1="23.098cm" svg:x2="17.023cm" svg:y2="12.43cm" draw:start-shape="id7" draw:start-glue-point="4" draw:end-shape="id13" draw:end-glue-point="7" svg:d="M20050 23098v-10668h-3027" svg:viewBox="0 0 3028 10669">
          <text:p/>
        </draw:connector>
        <draw:custom-shape draw:style-name="gr3" draw:text-style-name="P1" xml:id="id10" draw:id="id10" draw:layer="layout" svg:width="0.762cm" svg:height="0.762cm" draw:transform="rotate (1.5707963267949) translate (16.24cm 20.4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8.78cm" svg:y1="16.367cm" svg:x2="17.002cm" svg:y2="20.05cm" draw:start-shape="id5" draw:start-glue-point="8" draw:end-shape="id10" draw:end-glue-point="7" svg:d="M18780 16367v3683h-1778" svg:viewBox="0 0 1779 3684">
          <text:p/>
        </draw:connector>
        <draw:frame draw:style-name="gr13" draw:text-style-name="P3" draw:layer="layout" svg:width="2.593cm" svg:height="0.721cm" svg:x="15.626cm" svg:y="11.369cm">
          <draw:text-box>
            <text:p><text:span text:style-name="T3">- Osc2-&gt;Sync1</text:span></text:p>
          </draw:text-box>
        </draw:frame>
        <draw:frame draw:style-name="gr13" draw:text-style-name="P3" draw:layer="layout" svg:width="2.593cm" svg:height="0.721cm" svg:x="15.679cm" svg:y="13.995cm">
          <draw:text-box>
            <text:p><text:span text:style-name="T3">- Osc1-&gt;Sync1</text:span></text:p>
          </draw:text-box>
        </draw:frame>
        <draw:frame draw:style-name="gr13" draw:text-style-name="P3" draw:layer="layout" svg:width="2.593cm" svg:height="0.721cm" svg:x="15.478cm" svg:y="20.304cm">
          <draw:text-box>
            <text:p><text:span text:style-name="T3">- Osc1-&gt;Freq2</text:span></text:p>
          </draw:text-box>
        </draw:frame>
        <draw:custom-shape draw:style-name="gr14" draw:text-style-name="P9" xml:id="id16" draw:id="id16" draw:layer="layout" svg:width="3.175cm" svg:height="1.27cm" svg:x="2.27cm" svg:y="11.16cm">
          <text:p text:style-name="P9"><text:span text:style-name="T6">AD Envelope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8" draw:id="id18" draw:layer="layout" svg:width="3.175cm" svg:height="1.27cm" svg:x="2.27cm" svg:y="21.955cm">
          <text:p text:style-name="P10"><text:span text:style-name="T7">LF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0.508cm" svg:height="0.381cm" svg:x="13.7cm" svg:y="22.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0.508cm" svg:height="0.381cm" svg:x="14.716cm" svg:y="22.59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1.541cm" svg:y1="21.32cm" svg:x2="14.97cm" svg:y2="22.59cm" draw:start-shape="id14" draw:start-glue-point="1" draw:end-shape="id15" draw:end-glue-point="0" svg:d="M11541 21320h3429v1270" svg:viewBox="0 0 3430 1271">
          <text:p/>
        </draw:connector>
        <draw:g xml:id="id29" draw:id="id29">
          <draw:custom-shape draw:style-name="gr15" draw:text-style-name="P1" draw:layer="layout" svg:width="0.762cm" svg:height="0.762cm" svg:x="10.779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5" draw:layer="layout" svg:x1="10.906cm" svg:y1="9.89cm" svg:x2="11.414cm" svg:y2="9.89cm">
            <text:p/>
          </draw:line>
          <draw:line draw:style-name="gr16" draw:text-style-name="P5" draw:layer="layout" svg:x1="11.16cm" svg:y1="9.636cm" svg:x2="11.16cm" svg:y2="10.144cm">
            <text:p/>
          </draw:line>
        </draw:g>
        <draw:g xml:id="id26" draw:id="id26">
          <draw:custom-shape draw:style-name="gr15" draw:text-style-name="P1" draw:layer="layout" svg:width="0.762cm" svg:height="0.762cm" svg:x="10.779cm" svg:y="1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5" draw:layer="layout" svg:x1="10.906cm" svg:y1="13.7cm" svg:x2="11.414cm" svg:y2="13.7cm">
            <text:p/>
          </draw:line>
          <draw:line draw:style-name="gr16" draw:text-style-name="P5" draw:layer="layout" svg:x1="11.16cm" svg:y1="13.446cm" svg:x2="11.16cm" svg:y2="13.954cm">
            <text:p/>
          </draw:line>
        </draw:g>
        <draw:g xml:id="id23" draw:id="id23">
          <draw:custom-shape draw:style-name="gr15" draw:text-style-name="P1" draw:layer="layout" svg:width="0.762cm" svg:height="0.762cm" svg:x="10.779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5" draw:layer="layout" svg:x1="10.906cm" svg:y1="17.51cm" svg:x2="11.414cm" svg:y2="17.51cm">
            <text:p/>
          </draw:line>
          <draw:line draw:style-name="gr16" draw:text-style-name="P5" draw:layer="layout" svg:x1="11.16cm" svg:y1="17.256cm" svg:x2="11.16cm" svg:y2="17.764cm">
            <text:p/>
          </draw:line>
        </draw:g>
        <draw:g xml:id="id14" draw:id="id14">
          <draw:custom-shape draw:style-name="gr15" draw:text-style-name="P1" draw:layer="layout" svg:width="0.762cm" svg:height="0.762cm" svg:x="10.779cm" svg:y="20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5" draw:layer="layout" svg:x1="10.906cm" svg:y1="21.32cm" svg:x2="11.414cm" svg:y2="21.32cm">
            <text:p/>
          </draw:line>
          <draw:line draw:style-name="gr16" draw:text-style-name="P5" draw:layer="layout" svg:x1="11.16cm" svg:y1="21.066cm" svg:x2="11.16cm" svg:y2="21.574cm">
            <text:p/>
          </draw:line>
        </draw:g>
        <draw:custom-shape draw:style-name="gr17" draw:text-style-name="P11" xml:id="id19" draw:id="id19" draw:layer="layout" svg:width="0.254cm" svg:height="0.254cm" svg:x="6.588cm" svg:y="22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5.445cm" svg:y1="11.795cm" svg:x2="6.842cm" svg:y2="11.795cm" draw:start-shape="id16" draw:start-glue-point="1" draw:end-shape="id17" draw:end-glue-point="6" svg:d="M5445 11795h1397" svg:viewBox="0 0 1398 1">
          <text:p/>
        </draw:connector>
        <draw:connector draw:style-name="gr19" draw:text-style-name="P1" draw:layer="layout" svg:x1="5.445cm" svg:y1="22.59cm" svg:x2="6.588cm" svg:y2="22.59cm" draw:start-shape="id18" draw:start-glue-point="1" draw:end-shape="id19" draw:end-glue-point="6" svg:d="M5445 22590h1143" svg:viewBox="0 0 1144 1">
          <text:p/>
        </draw:connector>
        <draw:custom-shape draw:style-name="gr3" draw:text-style-name="P1" xml:id="id30" draw:id="id30" draw:layer="layout" svg:width="0.762cm" svg:height="0.762cm" draw:transform="rotate (-1.5707963267949) translate (9.89cm 9.5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8" draw:id="id28" draw:layer="layout" svg:width="0.762cm" svg:height="0.762cm" draw:transform="rotate (-1.5707963267949) translate (9.89cm 10.7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7" draw:id="id27" draw:layer="layout" svg:width="0.762cm" svg:height="0.762cm" draw:transform="rotate (-1.5707963267949) translate (9.89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5" draw:id="id25" draw:layer="layout" svg:width="0.762cm" svg:height="0.762cm" draw:transform="rotate (-1.5707963267949) translate (9.89cm 14.5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4" draw:id="id24" draw:layer="layout" svg:width="0.762cm" svg:height="0.762cm" draw:transform="rotate (-1.5707963267949) translate (9.89cm 17.1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2" draw:id="id22" draw:layer="layout" svg:width="0.762cm" svg:height="0.762cm" draw:transform="rotate (-1.5707963267949) translate (9.89cm 18.3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1" draw:id="id21" draw:layer="layout" svg:width="0.762cm" svg:height="0.762cm" draw:transform="rotate (-1.5707963267949) translate (9.89cm 20.9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0" draw:id="id20" draw:layer="layout" svg:width="0.762cm" svg:height="0.762cm" draw:transform="rotate (-1.5707963267949) translate (9.89cm 22.2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9.89cm" svg:y1="22.59cm" svg:x2="11.16cm" svg:y2="21.701cm" draw:start-shape="id20" draw:start-glue-point="4" draw:end-shape="id14" draw:end-glue-point="2" svg:d="M9890 22590h1270v-889" svg:viewBox="0 0 1271 890">
          <text:p/>
        </draw:connector>
        <draw:connector draw:style-name="gr6" draw:text-style-name="P5" draw:layer="layout" svg:x1="9.89cm" svg:y1="21.32cm" svg:x2="10.779cm" svg:y2="21.32cm" draw:start-shape="id21" draw:start-glue-point="4" draw:end-shape="id14" draw:end-glue-point="3" svg:d="M9890 21320h889" svg:viewBox="0 0 890 1">
          <text:p/>
        </draw:connector>
        <draw:connector draw:style-name="gr6" draw:text-style-name="P5" draw:layer="layout" svg:x1="9.89cm" svg:y1="18.78cm" svg:x2="11.16cm" svg:y2="17.891cm" draw:start-shape="id22" draw:start-glue-point="4" draw:end-shape="id23" draw:end-glue-point="2" svg:d="M9890 18780h1270v-889" svg:viewBox="0 0 1271 890">
          <text:p/>
        </draw:connector>
        <draw:connector draw:style-name="gr6" draw:text-style-name="P5" draw:layer="layout" svg:x1="9.89cm" svg:y1="17.51cm" svg:x2="10.779cm" svg:y2="17.51cm" draw:start-shape="id24" draw:start-glue-point="4" draw:end-shape="id23" draw:end-glue-point="3" svg:d="M9890 17510h889" svg:viewBox="0 0 890 1">
          <text:p/>
        </draw:connector>
        <draw:connector draw:style-name="gr6" draw:text-style-name="P5" draw:layer="layout" svg:x1="9.89cm" svg:y1="14.97cm" svg:x2="11.16cm" svg:y2="14.081cm" draw:start-shape="id25" draw:start-glue-point="4" draw:end-shape="id26" draw:end-glue-point="2" svg:d="M9890 14970h1270v-889" svg:viewBox="0 0 1271 890">
          <text:p/>
        </draw:connector>
        <draw:connector draw:style-name="gr6" draw:text-style-name="P5" draw:layer="layout" svg:x1="9.89cm" svg:y1="13.7cm" svg:x2="10.779cm" svg:y2="13.7cm" draw:start-shape="id27" draw:start-glue-point="4" draw:end-shape="id26" draw:end-glue-point="3" svg:d="M9890 13700h889" svg:viewBox="0 0 890 1">
          <text:p/>
        </draw:connector>
        <draw:connector draw:style-name="gr6" draw:text-style-name="P5" draw:layer="layout" svg:x1="9.89cm" svg:y1="11.16cm" svg:x2="11.16cm" svg:y2="10.271cm" draw:start-shape="id28" draw:start-glue-point="4" draw:end-shape="id29" draw:end-glue-point="2" svg:d="M9890 11160h1270v-889" svg:viewBox="0 0 1271 890">
          <text:p/>
        </draw:connector>
        <draw:connector draw:style-name="gr6" draw:text-style-name="P5" draw:layer="layout" svg:x1="9.89cm" svg:y1="9.89cm" svg:x2="10.779cm" svg:y2="9.89cm" draw:start-shape="id30" draw:start-glue-point="4" draw:end-shape="id29" draw:end-glue-point="3" svg:d="M9890 9890h889" svg:viewBox="0 0 890 1">
          <text:p/>
        </draw:connector>
        <draw:connector draw:style-name="gr20" draw:text-style-name="P5" draw:layer="layout" svg:x1="6.842cm" svg:y1="22.59cm" svg:x2="9.128cm" svg:y2="22.59cm" draw:start-shape="id19" draw:start-glue-point="10" draw:end-shape="id20" draw:end-glue-point="7" svg:d="M6842 22590h2286" svg:viewBox="0 0 2287 1">
          <text:p/>
        </draw:connector>
        <draw:connector draw:style-name="gr21" draw:text-style-name="P5" draw:layer="layout" draw:type="lines" draw:line-skew="-0.641cm -0.629cm" svg:x1="6.969cm" svg:y1="11.922cm" svg:x2="9.128cm" svg:y2="13.7cm" draw:start-shape="id17" draw:start-glue-point="8" draw:end-shape="id27" draw:end-glue-point="7" svg:d="M6969 11922v-127l1016 1905h1143" svg:viewBox="0 0 2160 1906">
          <text:p/>
        </draw:connector>
        <draw:connector draw:style-name="gr21" draw:text-style-name="P5" draw:layer="layout" draw:type="lines" draw:line-skew="-0.641cm -0.502cm" svg:x1="6.969cm" svg:y1="11.922cm" svg:x2="9.128cm" svg:y2="17.51cm" draw:start-shape="id17" draw:start-glue-point="8" draw:end-shape="id24" draw:end-glue-point="7" svg:d="M6969 11922v-127l1143 5715h1016" svg:viewBox="0 0 2160 5716">
          <text:p/>
        </draw:connector>
        <draw:connector draw:style-name="gr21" draw:text-style-name="P5" draw:layer="layout" draw:type="lines" draw:line-skew="-0.514cm -0.756cm" svg:x1="6.969cm" svg:y1="11.922cm" svg:x2="9.128cm" svg:y2="21.32cm" draw:start-shape="id17" draw:start-glue-point="8" draw:end-shape="id21" draw:end-glue-point="7" svg:d="M6969 11922l889 9398h1270" svg:viewBox="0 0 2160 9399">
          <text:p/>
        </draw:connector>
        <draw:connector draw:style-name="gr21" draw:text-style-name="P5" draw:layer="layout" draw:type="lines" draw:line-skew="-1.265cm" svg:x1="6.969cm" svg:y1="11.668cm" svg:x2="9.128cm" svg:y2="9.89cm" draw:start-shape="id17" draw:start-glue-point="4" draw:end-shape="id30" draw:end-glue-point="7" svg:d="M6969 11668v-1778h1645 514" svg:viewBox="0 0 2160 1779">
          <text:p/>
        </draw:connector>
        <draw:connector draw:style-name="gr20" draw:text-style-name="P5" draw:layer="layout" draw:type="lines" draw:line-skew="-2.916cm -0.375cm" svg:x1="6.715cm" svg:y1="22.463cm" svg:x2="9.128cm" svg:y2="11.16cm" draw:start-shape="id19" draw:start-glue-point="4" draw:end-shape="id28" draw:end-glue-point="7" svg:d="M6715 22463v-3429l1524-7874h889" svg:viewBox="0 0 2414 11304">
          <text:p/>
        </draw:connector>
        <draw:connector draw:style-name="gr20" draw:text-style-name="P5" draw:layer="layout" draw:type="lines" draw:line-skew="0.513cm -0.502cm" svg:x1="6.715cm" svg:y1="22.463cm" svg:x2="9.128cm" svg:y2="14.97cm" draw:start-shape="id19" draw:start-glue-point="4" draw:end-shape="id25" draw:end-glue-point="7" svg:d="M6715 22463l1397-7493h1016" svg:viewBox="0 0 2414 7494">
          <text:p/>
        </draw:connector>
        <draw:connector draw:style-name="gr20" draw:text-style-name="P5" draw:layer="layout" draw:type="lines" draw:line-skew="0.513cm -0.629cm" svg:x1="6.715cm" svg:y1="22.463cm" svg:x2="9.128cm" svg:y2="18.78cm" draw:start-shape="id19" draw:start-glue-point="4" draw:end-shape="id22" draw:end-glue-point="7" svg:d="M6715 22463l1270-3683h1143" svg:viewBox="0 0 2414 3684">
          <text:p/>
        </draw:connector>
        <draw:custom-shape draw:style-name="gr22" draw:text-style-name="P12" xml:id="id17" draw:id="id17" draw:layer="layout" svg:width="0.254cm" svg:height="0.254cm" svg:x="6.842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3.076cm" svg:height="0.721cm" svg:x="7.985cm" svg:y="20.177cm">
          <draw:text-box>
            <text:p><text:span text:style-name="T3">- To Sync2 (Env)</text:span></text:p>
          </draw:text-box>
        </draw:frame>
        <draw:frame draw:style-name="gr23" draw:text-style-name="P3" draw:layer="layout" svg:width="3.076cm" svg:height="0.721cm" svg:x="7.957cm" svg:y="22.885cm">
          <draw:text-box>
            <text:p><text:span text:style-name="T3">- To Sync2 (LFO)</text:span></text:p>
          </draw:text-box>
        </draw:frame>
        <draw:frame draw:style-name="gr23" draw:text-style-name="P3" draw:layer="layout" svg:width="3.076cm" svg:height="0.721cm" svg:x="8.013cm" svg:y="16.367cm">
          <draw:text-box>
            <text:p><text:span text:style-name="T3">- To Freq2 (Env)</text:span></text:p>
          </draw:text-box>
        </draw:frame>
        <draw:frame draw:style-name="gr23" draw:text-style-name="P3" draw:layer="layout" svg:width="3.076cm" svg:height="0.721cm" svg:x="7.985cm" svg:y="19.075cm">
          <draw:text-box>
            <text:p><text:span text:style-name="T3">- To Freq2 (LFO)</text:span></text:p>
          </draw:text-box>
        </draw:frame>
        <draw:frame draw:style-name="gr23" draw:text-style-name="P3" draw:layer="layout" svg:width="3.076cm" svg:height="0.721cm" svg:x="8.013cm" svg:y="12.557cm">
          <draw:text-box>
            <text:p><text:span text:style-name="T3">- To Sync1 (Env)</text:span></text:p>
          </draw:text-box>
        </draw:frame>
        <draw:frame draw:style-name="gr23" draw:text-style-name="P3" draw:layer="layout" svg:width="3.076cm" svg:height="0.721cm" svg:x="7.985cm" svg:y="15.265cm">
          <draw:text-box>
            <text:p><text:span text:style-name="T3">- To Sync1 (LFO)</text:span></text:p>
          </draw:text-box>
        </draw:frame>
        <draw:frame draw:style-name="gr23" draw:text-style-name="P3" draw:layer="layout" svg:width="3.076cm" svg:height="0.721cm" svg:x="8.013cm" svg:y="8.747cm">
          <draw:text-box>
            <text:p><text:span text:style-name="T5">- To </text:span><text:span text:style-name="T3">Freq1 (Env)</text:span></text:p>
          </draw:text-box>
        </draw:frame>
        <draw:frame draw:style-name="gr23" draw:text-style-name="P3" draw:layer="layout" svg:width="3.076cm" svg:height="0.721cm" svg:x="7.985cm" svg:y="11.455cm">
          <draw:text-box>
            <text:p><text:span text:style-name="T3">- To Freq1 (LFO)</text:span></text:p>
          </draw:text-box>
        </draw:frame>
        <draw:g xml:id="id8" draw:id="id8">
          <draw:custom-shape draw:style-name="gr15" draw:text-style-name="P1" draw:layer="layout" svg:width="0.762cm" svg:height="0.762cm" svg:x="14.589cm" svg:y="1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5" draw:layer="layout" svg:x1="14.716cm" svg:y1="13.7cm" svg:x2="15.224cm" svg:y2="13.7cm">
            <text:p/>
          </draw:line>
          <draw:line draw:style-name="gr16" draw:text-style-name="P5" draw:layer="layout" svg:x1="14.97cm" svg:y1="13.446cm" svg:x2="14.97cm" svg:y2="13.954cm">
            <text:p/>
          </draw:line>
        </draw:g>
        <draw:connector draw:style-name="gr6" draw:text-style-name="P5" draw:layer="layout" svg:x1="16.261cm" svg:y1="12.43cm" svg:x2="14.97cm" svg:y2="13.319cm" draw:start-shape="id13" draw:start-glue-point="4" draw:end-shape="id8" draw:end-glue-point="0" svg:d="M16261 12430h-1291v889" svg:viewBox="0 0 1292 890">
          <text:p/>
        </draw:connector>
        <draw:connector draw:style-name="gr6" draw:text-style-name="P5" draw:layer="layout" svg:x1="11.541cm" svg:y1="13.7cm" svg:x2="14.589cm" svg:y2="13.7cm" draw:start-shape="id26" draw:start-glue-point="1" draw:end-shape="id8" draw:end-glue-point="3" svg:d="M11541 13700h3048" svg:viewBox="0 0 3049 1">
          <text:p/>
        </draw:connector>
        <draw:connector draw:style-name="gr6" draw:text-style-name="P5" draw:layer="layout" svg:x1="11.541cm" svg:y1="9.89cm" svg:x2="13.954cm" svg:y2="15.605cm" draw:start-shape="id29" draw:start-glue-point="1" draw:end-shape="id31" draw:end-glue-point="0" svg:d="M11541 9890h2413v5715" svg:viewBox="0 0 2414 5716">
          <text:p/>
        </draw:connector>
        <draw:g xml:id="id11" draw:id="id11">
          <draw:custom-shape draw:style-name="gr15" draw:text-style-name="P1" draw:layer="layout" svg:width="0.762cm" svg:height="0.762cm" svg:x="13.573cm" svg:y="19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5" draw:layer="layout" svg:x1="13.7cm" svg:y1="20.05cm" svg:x2="14.208cm" svg:y2="20.05cm">
            <text:p/>
          </draw:line>
          <draw:line draw:style-name="gr16" draw:text-style-name="P5" draw:layer="layout" svg:x1="13.954cm" svg:y1="19.796cm" svg:x2="13.954cm" svg:y2="20.304cm">
            <text:p/>
          </draw:line>
        </draw:g>
        <draw:connector draw:style-name="gr6" draw:text-style-name="P5" draw:layer="layout" svg:x1="13.954cm" svg:y1="20.431cm" svg:x2="13.954cm" svg:y2="22.59cm" draw:start-shape="id11" draw:start-glue-point="2" draw:end-shape="id32" draw:end-glue-point="0" svg:d="M13954 20431v2159" svg:viewBox="0 0 1 2160">
          <text:p/>
        </draw:connector>
        <draw:connector draw:style-name="gr6" draw:text-style-name="P5" draw:layer="layout" svg:x1="11.541cm" svg:y1="17.51cm" svg:x2="13.954cm" svg:y2="19.669cm" draw:start-shape="id23" draw:start-glue-point="1" draw:end-shape="id11" draw:end-glue-point="0" svg:d="M11541 17510h2413v2159" svg:viewBox="0 0 2414 2160">
          <text:p/>
        </draw:connector>
        <draw:connector draw:style-name="gr6" draw:text-style-name="P5" draw:layer="layout" svg:x1="16.261cm" svg:y1="13.7cm" svg:x2="15.351cm" svg:y2="13.7cm" draw:start-shape="id12" draw:start-glue-point="4" draw:end-shape="id8" draw:end-glue-point="1" svg:d="M16261 13700h-910" svg:viewBox="0 0 911 1">
          <text:p/>
        </draw:connector>
        <draw:custom-shape draw:style-name="gr5" draw:text-style-name="P4" xml:id="id4" draw:id="id4" draw:layer="layout" svg:width="2.54cm" svg:height="1.27cm" svg:x="13.7cm" svg:y="15.605cm">
          <text:p text:style-name="P4"><text:span text:style-name="T4">Osc1</text:span></text:p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1.628cm" svg:height="0.721cm" svg:x="14.993cm" svg:y="14.843cm">
          <draw:text-box>
            <text:p><text:span text:style-name="T3">To Sync</text:span></text:p>
          </draw:text-box>
        </draw:frame>
        <draw:frame draw:style-name="gr24" draw:text-style-name="P3" draw:layer="layout" svg:width="1.628cm" svg:height="0.721cm" svg:x="12.199cm" svg:y="14.884cm">
          <draw:text-box>
            <text:p><text:span text:style-name="T3">To Freq</text:span></text:p>
          </draw:text-box>
        </draw:frame>
        <draw:frame draw:style-name="gr24" draw:text-style-name="P3" draw:layer="layout" svg:width="1.628cm" svg:height="0.721cm" svg:x="15.097cm" svg:y="21.828cm">
          <draw:text-box>
            <text:p><text:span text:style-name="T3">To Sync</text:span></text:p>
          </draw:text-box>
        </draw:frame>
        <draw:frame draw:style-name="gr24" draw:text-style-name="P3" draw:layer="layout" svg:width="1.628cm" svg:height="0.721cm" svg:x="12.303cm" svg:y="21.869cm">
          <draw:text-box>
            <text:p><text:span text:style-name="T3">To Freq</text:span></text:p>
          </draw:text-box>
        </draw:frame>
        <draw:g xml:id="id33" draw:id="id33">
          <draw:custom-shape draw:style-name="gr15" draw:text-style-name="P1" draw:layer="layout" svg:width="0.762cm" svg:height="0.762cm" svg:x="21.574cm" svg:y="22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5" draw:layer="layout" svg:x1="21.701cm" svg:y1="23.225cm" svg:x2="22.209cm" svg:y2="23.225cm">
            <text:p/>
          </draw:line>
          <draw:line draw:style-name="gr16" draw:text-style-name="P5" draw:layer="layout" svg:x1="21.955cm" svg:y1="22.971cm" svg:x2="21.955cm" svg:y2="23.479cm">
            <text:p/>
          </draw:line>
        </draw:g>
        <draw:connector draw:style-name="gr6" draw:text-style-name="P5" draw:layer="layout" svg:x1="20.177cm" svg:y1="23.225cm" svg:x2="21.574cm" svg:y2="23.225cm" draw:start-shape="id7" draw:start-glue-point="10" draw:end-shape="id33" draw:end-glue-point="3" svg:d="M20177 23225h1397" svg:viewBox="0 0 1398 1">
          <text:p/>
        </draw:connector>
        <draw:connector draw:style-name="gr6" draw:text-style-name="P5" draw:layer="layout" svg:x1="18.907cm" svg:y1="16.24cm" svg:x2="21.955cm" svg:y2="22.844cm" draw:start-shape="id5" draw:start-glue-point="10" draw:end-shape="id33" draw:end-glue-point="0" svg:d="M18907 16240h3048v6604" svg:viewBox="0 0 3049 6605">
          <text:p/>
        </draw:connector>
        <draw:line draw:style-name="gr6" draw:text-style-name="P5" draw:layer="layout" svg:x1="22.336cm" svg:y1="23.225cm" svg:x2="23.86cm" svg:y2="23.225cm">
          <text:p/>
        </draw:line>
        <draw:frame draw:style-name="gr25" draw:text-style-name="P6" draw:layer="layout" svg:width="4.312cm" svg:height="0.878cm" svg:x="23.993cm" svg:y="22.844cm">
          <draw:text-box>
            <text:p>To <text:span text:style-name="T8">Filter and Gain</text:span></text:p>
          </draw:text-box>
        </draw:frame>
        <draw:frame draw:style-name="gr2" draw:text-style-name="P2" draw:layer="layout" svg:width="2.619cm" svg:height="0.878cm" svg:x="2.27cm" svg:y="8.747cm">
          <draw:text-box>
            <text:p><text:span text:style-name="T1">Modulation</text:span></text:p>
          </draw:text-box>
        </draw:frame>
        <draw:frame draw:style-name="gr26" draw:text-style-name="P2" draw:layer="layout" svg:width="3.677cm" svg:height="0.878cm" svg:x="2.27cm" svg:y="25.268cm">
          <draw:text-box>
            <text:p><text:span text:style-name="T1">Filter and Gain</text:span></text:p>
          </draw:text-box>
        </draw:frame>
        <draw:frame draw:style-name="gr26" draw:text-style-name="P6" draw:layer="layout" svg:width="3.677cm" svg:height="0.878cm" svg:x="2.397cm" svg:y="34.158cm">
          <draw:text-box>
            <text:p>From Modulation</text:p>
          </draw:text-box>
        </draw:frame>
        <draw:line draw:style-name="gr6" draw:text-style-name="P5" draw:layer="layout" svg:x1="6.08cm" svg:y1="34.655cm" svg:x2="12.424cm" svg:y2="34.655cm">
          <text:p/>
        </draw:line>
        <draw:custom-shape draw:style-name="gr1" draw:text-style-name="P1" xml:id="id37" draw:id="id37" draw:layer="layout" svg:width="0.508cm" svg:height="0.381cm" svg:x="12.424cm" svg:y="34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0.508cm" svg:height="0.381cm" svg:x="14.075cm" svg:y="34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0.508cm" svg:height="0.381cm" svg:x="15.726cm" svg:y="34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34" draw:id="id34" draw:layer="layout" svg:width="3.81cm" svg:height="1.27cm" svg:x="6.08cm" svg:y="27.67cm">
          <text:p text:style-name="P4"><text:span text:style-name="T4">Filter Envelop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6" draw:id="id36" draw:layer="layout" svg:width="0.762cm" svg:height="0.762cm" draw:transform="rotate (-3.14159265358979) translate (13.065cm 29.9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8" draw:id="id38" draw:layer="layout" svg:width="0.762cm" svg:height="0.762cm" draw:transform="rotate (-3.14159265358979) translate (16.367cm 29.9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35" draw:id="id35" draw:layer="layout" svg:width="0.254cm" svg:height="0.254cm" svg:x="12.557cm" svg:y="28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9.89cm" svg:y1="28.305cm" svg:x2="12.557cm" svg:y2="28.305cm" draw:start-shape="id34" draw:start-glue-point="1" draw:end-shape="id35" draw:end-glue-point="6" svg:d="M9890 28305h2667" svg:viewBox="0 0 2668 1">
          <text:p/>
        </draw:connector>
        <draw:connector draw:style-name="gr6" draw:text-style-name="P5" draw:layer="layout" svg:x1="12.684cm" svg:y1="29.956cm" svg:x2="12.678cm" svg:y2="34.02cm" draw:start-shape="id36" draw:start-glue-point="4" draw:end-shape="id37" draw:end-glue-point="0" svg:d="M12684 29956v2032h-6v2032" svg:viewBox="0 0 7 4065">
          <text:p/>
        </draw:connector>
        <draw:connector draw:style-name="gr6" draw:text-style-name="P5" draw:layer="layout" svg:x1="15.986cm" svg:y1="29.956cm" svg:x2="15.98cm" svg:y2="34.02cm" draw:start-shape="id38" draw:start-glue-point="4" draw:end-shape="id39" draw:end-glue-point="0" svg:d="M15986 29956v2032h-6v2032" svg:viewBox="0 0 7 4065">
          <text:p/>
        </draw:connector>
        <draw:connector draw:style-name="gr7" draw:text-style-name="P1" draw:layer="layout" svg:x1="12.684cm" svg:y1="28.432cm" svg:x2="12.684cm" svg:y2="29.194cm" draw:start-shape="id35" draw:start-glue-point="8" draw:end-shape="id36" draw:end-glue-point="7" svg:d="M12684 28432v762" svg:viewBox="0 0 1 763">
          <text:p/>
        </draw:connector>
        <draw:connector draw:style-name="gr7" draw:text-style-name="P1" draw:layer="layout" svg:x1="12.811cm" svg:y1="28.305cm" svg:x2="15.986cm" svg:y2="29.194cm" draw:start-shape="id35" draw:start-glue-point="10" draw:end-shape="id38" draw:end-glue-point="7" svg:d="M12811 28305h3175v889" svg:viewBox="0 0 3176 890">
          <text:p/>
        </draw:connector>
        <draw:g xml:id="id41" draw:id="id41">
          <draw:custom-shape draw:style-name="gr15" draw:text-style-name="P1" draw:layer="layout" svg:width="0.762cm" svg:height="0.762cm" svg:x="12.303cm" svg:y="31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5" draw:layer="layout" svg:x1="12.43cm" svg:y1="32.242cm" svg:x2="12.938cm" svg:y2="32.242cm">
            <text:p/>
          </draw:line>
          <draw:line draw:style-name="gr16" draw:text-style-name="P5" draw:layer="layout" svg:x1="12.684cm" svg:y1="31.988cm" svg:x2="12.684cm" svg:y2="32.496cm">
            <text:p/>
          </draw:line>
        </draw:g>
        <draw:line draw:style-name="gr28" draw:text-style-name="P5" draw:layer="layout" svg:x1="7.223cm" svg:y1="32.242cm" svg:x2="8.366cm" svg:y2="32.242cm">
          <text:p/>
        </draw:line>
        <draw:frame draw:style-name="gr29" draw:text-style-name="P6" draw:layer="layout" svg:width="1.137cm" svg:height="0.878cm" svg:x="6.086cm" svg:y="31.745cm">
          <draw:text-box>
            <text:p>Key</text:p>
          </draw:text-box>
        </draw:frame>
        <draw:custom-shape draw:style-name="gr3" draw:text-style-name="P1" xml:id="id40" draw:id="id40" draw:layer="layout" svg:width="0.762cm" svg:height="0.762cm" draw:transform="rotate (-1.5707963267949) translate (10.398cm 31.86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10.398cm" svg:y1="32.242cm" svg:x2="12.303cm" svg:y2="32.242cm" draw:start-shape="id40" draw:start-glue-point="4" draw:end-shape="id41" draw:end-glue-point="3" svg:d="M10398 32242h1905" svg:viewBox="0 0 1906 1">
          <text:p/>
        </draw:connector>
        <draw:custom-shape draw:style-name="gr3" draw:text-style-name="P1" xml:id="id42" draw:id="id42" draw:layer="layout" svg:width="0.762cm" svg:height="0.762cm" draw:transform="rotate (-1.5707963267949) translate (10.398cm 30.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10.398cm" svg:y1="30.591cm" svg:x2="14.329cm" svg:y2="34.02cm" draw:start-shape="id42" draw:start-glue-point="4" draw:end-shape="id43" draw:end-glue-point="0" svg:d="M10398 30591h3931v3429" svg:viewBox="0 0 3932 3430">
          <text:p/>
        </draw:connector>
        <draw:custom-shape draw:style-name="gr12" draw:text-style-name="P8" xml:id="id44" draw:id="id44" draw:layer="layout" svg:width="0.254cm" svg:height="0.254cm" svg:x="8.366cm" svg:y="32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8.62cm" svg:y1="32.242cm" svg:x2="9.636cm" svg:y2="32.242cm" draw:start-shape="id44" draw:start-glue-point="10" draw:end-shape="id40" draw:end-glue-point="7" svg:d="M8620 32242h1016" svg:viewBox="0 0 1017 1">
          <text:p/>
        </draw:connector>
        <draw:connector draw:style-name="gr7" draw:text-style-name="P1" draw:layer="layout" svg:x1="8.493cm" svg:y1="32.115cm" svg:x2="9.636cm" svg:y2="30.591cm" draw:start-shape="id44" draw:start-glue-point="4" draw:end-shape="id42" draw:end-glue-point="7" svg:d="M8493 32115v-1524h1143" svg:viewBox="0 0 1144 1525">
          <text:p/>
        </draw:connector>
        <draw:frame draw:style-name="gr30" draw:text-style-name="P3" draw:layer="layout" svg:width="1.789cm" svg:height="0.721cm" svg:x="10.641cm" svg:y="29.194cm">
          <draw:text-box>
            <text:p><text:span text:style-name="T3">- To Cut</text:span></text:p>
          </draw:text-box>
        </draw:frame>
        <draw:frame draw:style-name="gr30" draw:text-style-name="P3" draw:layer="layout" svg:width="1.789cm" svg:height="0.721cm" svg:x="14.081cm" svg:y="29.194cm">
          <draw:text-box>
            <text:p><text:span text:style-name="T3">- To Res</text:span></text:p>
          </draw:text-box>
        </draw:frame>
        <draw:frame draw:style-name="gr31" draw:text-style-name="P3" draw:layer="layout" svg:width="2.272cm" svg:height="0.721cm" svg:x="8.38cm" svg:y="29.448cm">
          <draw:text-box>
            <text:p><text:span text:style-name="T3">- Key-&gt;Feed</text:span></text:p>
          </draw:text-box>
        </draw:frame>
        <draw:frame draw:style-name="gr4" draw:text-style-name="P3" draw:layer="layout" svg:width="2.111cm" svg:height="0.721cm" svg:x="8.62cm" svg:y="32.664cm">
          <draw:text-box>
            <text:p><text:span text:style-name="T3">- Key-&gt;Cut</text:span></text:p>
          </draw:text-box>
        </draw:frame>
        <draw:custom-shape draw:style-name="gr27" draw:text-style-name="P4" xml:id="id47" draw:id="id47" draw:layer="layout" svg:width="3.81cm" svg:height="1.27cm" svg:x="12.424cm" svg:y="34.02cm">
          <text:p text:style-name="P4"><text:span text:style-name="T4">Fil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45" draw:id="id45" draw:layer="layout" svg:width="3.81cm" svg:height="1.27cm" svg:x="17.51cm" svg:y="30.21cm">
          <text:p text:style-name="P4"><text:span text:style-name="T4">Gain Envelop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6" draw:id="id46" draw:layer="layout" svg:width="0.762cm" svg:height="0.762cm" draw:transform="rotate (-1.5707963267949) translate (19.796cm 34.2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19.415cm" svg:y1="31.48cm" svg:x2="19.415cm" svg:y2="34.464cm" draw:start-shape="id45" draw:start-glue-point="2" draw:end-shape="id46" draw:end-glue-point="5" svg:d="M19415 31480v2984" svg:viewBox="0 0 1 2985">
          <text:p/>
        </draw:connector>
        <draw:connector draw:style-name="gr7" draw:text-style-name="P1" draw:layer="layout" svg:x1="16.234cm" svg:y1="34.655cm" svg:x2="19.034cm" svg:y2="34.655cm" draw:start-shape="id47" draw:start-glue-point="1" draw:end-shape="id46" draw:end-glue-point="7" svg:d="M16234 34655h2800" svg:viewBox="0 0 2801 1">
          <text:p/>
        </draw:connector>
        <draw:line draw:style-name="gr6" draw:text-style-name="P5" draw:layer="layout" svg:x1="19.796cm" svg:y1="34.655cm" svg:x2="21.32cm" svg:y2="34.655cm">
          <text:p/>
        </draw:line>
        <draw:frame draw:style-name="gr8" draw:text-style-name="P6" draw:layer="layout" svg:width="1.772cm" svg:height="0.878cm" svg:x="21.199cm" svg:y="34.158cm">
          <draw:text-box>
            <text:p>Output</text:p>
          </draw:text-box>
        </draw:frame>
        <draw:frame draw:style-name="gr31" draw:text-style-name="P3" draw:layer="layout" svg:width="2.272cm" svg:height="0.721cm" svg:x="18.272cm" svg:y="35.077cm">
          <draw:text-box>
            <text:p><text:span text:style-name="T3">- Gain.Gain</text:span></text:p>
          </draw:text-box>
        </draw:frame>
        <draw:frame draw:style-name="gr32" draw:text-style-name="P3" draw:layer="layout" svg:width="5.65cm" svg:height="1.191cm" svg:x="17.51cm" svg:y="28.94cm">
          <draw:text-box>
            <text:p><text:span text:style-name="T3">- Gain.A, Gain.D, Gain.S, Gain.R</text:span></text:p>
            <text:p><text:span text:style-name="T3">- Gain.Curve</text:span></text:p>
          </draw:text-box>
        </draw:frame>
        <draw:frame draw:style-name="gr33" draw:text-style-name="P3" draw:layer="layout" svg:width="6.937cm" svg:height="0.721cm" svg:x="4.81cm" svg:y="26.949cm">
          <draw:text-box>
            <text:p><text:span text:style-name="T5">- Filter.A, Filter.D, Filter.S, </text:span><text:span text:style-name="T3">Filter.R</text:span></text:p>
          </draw:text-box>
        </draw:frame>
        <draw:frame draw:style-name="gr34" draw:text-style-name="P3" draw:layer="layout" svg:width="3.88cm" svg:height="2.131cm" svg:x="12.36cm" svg:y="35.331cm">
          <draw:text-box>
            <text:p><text:span text:style-name="T3">- Cut, Res, Feed, Sat</text:span></text:p>
            <text:p><text:span text:style-name="T3">- FilterType</text:span></text:p>
            <text:p><text:span text:style-name="T3">- ShaperType</text:span></text:p>
            <text:p><text:span text:style-name="T3">- Dirty Buffer</text:span></text:p>
          </draw:text-box>
        </draw:frame>
        <draw:frame draw:style-name="gr35" draw:text-style-name="P3" draw:layer="layout" svg:width="3.237cm" svg:height="1.191cm" svg:x="2.27cm" svg:y="20.764cm">
          <draw:text-box>
            <text:p><text:span text:style-name="T3">- LFO (Frequency)</text:span></text:p>
            <text:p><text:span text:style-name="T3">- NoiseMix</text:span></text:p>
          </draw:text-box>
        </draw:frame>
        <draw:frame draw:style-name="gr36" draw:text-style-name="P3" draw:layer="layout" svg:width="3.558cm" svg:height="1.191cm" svg:x="2.27cm" svg:y="12.43cm">
          <draw:text-box>
            <text:p><text:span text:style-name="T3">- Modulation.Attack</text:span></text:p>
            <text:p><text:span text:style-name="T3">- Modulation.Curve</text:span></text:p>
          </draw:text-box>
        </draw:frame>
        <draw:custom-shape draw:style-name="gr5" draw:text-style-name="P4" xml:id="id6" draw:id="id6" draw:layer="layout" svg:width="2.54cm" svg:height="1.27cm" svg:x="13.7cm" svg:y="22.59cm">
          <text:p text:style-name="P4"><text:span text:style-name="T4">Osc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2" svg:font-family="'Noto Sans Mono CJK JP'" style:font-adornments="Regular" style:font-family-generic="roman" style:font-pitch="variable"/>
    <style:font-face style:name="Noto Sans Mono CJK JP Regular1" svg:font-family="'Noto Sans Mono CJK JP Regular'" style:font-family-generic="roman" style:font-pitch="variable"/>
    <style:font-face style:name="Noto Sans Mono CJK JP Regular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3" svg:font-family="'Noto Sans Mono CJK JP'" style:font-adornments="Regular" style:font-family-generic="swiss" style:font-pitch="variable"/>
    <style:font-face style:name="Noto Sans Mono CJK JP Regular3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5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3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7T15:49:05.361000000</meta:creation-date>
    <meta:editing-duration>PT1H23M36S</meta:editing-duration>
    <meta:editing-cycles>138</meta:editing-cycles>
    <meta:generator>LibreOffice/6.3.4.2$Windows_X86_64 LibreOffice_project/60da17e045e08f1793c57c00ba83cdfce946d0aa</meta:generator>
    <dc:title>A4_Landscape</dc:title>
    <dc:date>2020-01-07T17:18:25.095000000</dc:date>
    <meta:document-statistic meta:object-count="160"/>
    <meta:template xlink:type="simple" xlink:actuate="onRequest" xlink:title="A4_Landscape" xlink:href="../../AppData/Roaming/LibreOffice/4/user/template/A4_Landscape.otg" meta:date="2020-01-07T15:49:05.295000000"/>
  </office:meta>
</office:document-meta>
</file>